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74984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2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a818b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style:page-number="auto" fo:background-color="transparent"/>
      <style:text-properties officeooo:paragraph-rsid="00197548"/>
    </style:style>
    <style:style style:name="P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97548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97548" style:letter-kerning="true" style:font-name-asian="Times New Roman1" style:font-size-asian="16pt" style:language-asian="ru" style:country-asian="RU" style:font-name-complex="Times New Roman1" style:font-size-complex="16pt"/>
    </style:style>
    <style:style style:name="P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975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97548" style:letter-kerning="true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11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normal" officeooo:paragraph-rsid="00197548" style:letter-kerning="tru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97548" style:font-name-asian="Times New Roman1" style:font-size-asian="16pt" style:language-asian="ru" style:country-asian="RU" style:font-name-complex="Times New Roman1" style:font-size-complex="16pt"/>
    </style:style>
    <style:style style:name="P14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color="#000000" style:font-name="Times New Roman" fo:font-size="16pt" fo:font-weight="bold" officeooo:paragraph-rsid="00197548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97548" style:font-name-asian="Times New Roman1" style:font-size-asian="16pt" style:language-asian="ru" style:country-asian="RU" style:font-name-complex="Times New Roman1" style:font-size-complex="16pt"/>
    </style:style>
    <style:style style:name="P16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97548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T1" style:family="text">
      <style:text-properties officeooo:rsid="00174984"/>
    </style:style>
    <style:style style:name="T2" style:family="text">
      <style:text-properties officeooo:rsid="00197548"/>
    </style:style>
    <style:style style:name="T3" style:family="text">
      <style:text-properties fo:color="#000000" style:font-name="Times New Roman" fo:font-size="15pt" officeooo:rsid="00174984" style:font-name-asian="Times New Roman1" style:font-size-asian="15pt" style:language-asian="ru" style:country-asian="RU" style:font-name-complex="Times New Roman1" style:font-size-complex="15pt"/>
    </style:style>
    <style:style style:name="T4" style:family="text">
      <style:text-properties fo:color="#000000" style:font-name="Times New Roman" fo:font-size="15pt" officeooo:rsid="00197548" style:font-name-asian="Times New Roman1" style:font-size-asian="15pt" style:language-asian="ru" style:country-asian="RU" style:font-name-complex="Times New Roman1" style:font-size-complex="15pt"/>
    </style:style>
    <style:style style:name="T5" style:family="text">
      <style:text-properties officeooo:rsid="001a8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МИНИСТЕРСТВО ЦИФРОВОГО РАЗВИТИЯ СВЯЗИ И МАССОВЫХ КОММУНИКАЦИЙ</text:h>
      <text:h text:style-name="P4" text:outline-level="1">Ордена Трудового Красного Знамени</text:h>
      <text:h text:style-name="P4" text:outline-level="1">Федеральное государственное бюджетное образовательное учреждение высшего образования</text:h>
      <text:h text:style-name="P4" text:outline-level="1">«Московский технический университет связи и информатики»</text:h>
      <text:h text:style-name="P5" text:outline-level="1">Кафедра «Информационные технологии»</text:h>
      <text:p text:style-name="P15"/>
      <text:h text:style-name="P6" text:outline-level="1"/>
      <text:h text:style-name="P6" text:outline-level="1"/>
      <text:h text:style-name="P6" text:outline-level="1"/>
      <text:h text:style-name="P6" text:outline-level="1">Отчет по лабораторной работе №<text:span text:style-name="T5">5</text:span></text:h>
      <text:h text:style-name="P7" text:outline-level="1">по дисциплине «Введение в информационные технологии» на тему:</text:h>
      <text:h text:style-name="P11" text:outline-level="1">«<text:span text:style-name="T2">Базы данных и регистрация</text:span>»</text:h>
      <text:p text:style-name="P16"/>
      <text:p text:style-name="P16"/>
      <text:p text:style-name="P8"/>
      <text:p text:style-name="P8"><text:s text:c="74"/></text:p>
      <text:p text:style-name="P8"/>
      <text:p text:style-name="P8"><text:s text:c="75"/>Выполнил: <text:span text:style-name="T1">студент группы БВТ2104</text:span></text:p>
      <text:p text:style-name="P8"><text:s text:c="79"/><text:span text:style-name="T1">Бузаев Иван Александрович</text:span></text:p>
      <text:p text:style-name="P8"><text:s text:c="85"/>Проверил: Мкртчян Грач Маратович<text:tab/></text:p>
      <text:p text:style-name="P9"/>
      <text:p text:style-name="P12"/>
      <text:p text:style-name="P12"/>
      <text:p text:style-name="P12"/>
      <text:p text:style-name="P12"/>
      <text:p text:style-name="P12"/>
      <text:p text:style-name="P13">Москва</text:p>
      <text:p text:style-name="P10">2021</text:p>
      <text:p text:style-name="P3"><text:soft-page-break/><text:span text:style-name="T3">Цель: </text:span><text:span text:style-name="T4">создать базу данных, создать работающее окно регистрации.</text:span></text:p>
      <text:p text:style-name="P2"/>
      <text:p text:style-name="P1">Выполнение работы:</text:p>
      <text:p text:style-name="P17">1. Создаем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19:54.538345368</meta:creation-date>
    <meta:generator>LibreOffice/6.4.7.2$Linux_X86_64 LibreOffice_project/40$Build-2</meta:generator>
    <dc:date>2021-11-26T13:19:33.827737378</dc:date>
    <meta:editing-duration>PT29M36S</meta:editing-duration>
    <meta:editing-cycles>1</meta:editing-cycles>
    <meta:document-statistic meta:table-count="0" meta:image-count="0" meta:object-count="0" meta:page-count="2" meta:paragraph-count="17" meta:word-count="69" meta:character-count="893" meta:non-whitespace-character-count="525"/>
  </office:meta>
</office:document-meta>
</file>